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0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21" style:family="paragraph" style:parent-style-name="Standard">
      <style:text-properties officeooo:rsid="001dd29c" officeooo:paragraph-rsid="001dd29c"/>
    </style:style>
    <style:style style:name="P22" style:family="paragraph" style:parent-style-name="Standard">
      <style:text-properties officeooo:rsid="0029cfa9" officeooo:paragraph-rsid="0029cfa9"/>
    </style:style>
    <style:style style:name="P23" style:family="paragraph" style:parent-style-name="Standard">
      <style:text-properties officeooo:rsid="002cdebc" officeooo:paragraph-rsid="002cdebc"/>
    </style:style>
    <style:style style:name="P24" style:family="paragraph" style:parent-style-name="Standard">
      <style:text-properties style:text-line-through-style="none" style:text-line-through-type="none" officeooo:rsid="00439a11" officeooo:paragraph-rsid="00439a11"/>
    </style:style>
    <style:style style:name="P25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6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7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8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9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30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1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4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6" style:family="paragraph" style:parent-style-name="Text_20_body">
      <style:text-properties officeooo:rsid="001944f8" officeooo:paragraph-rsid="00220511"/>
    </style:style>
    <style:style style:name="P37" style:family="paragraph" style:parent-style-name="Text_20_body">
      <style:text-properties officeooo:paragraph-rsid="00247c71"/>
    </style:style>
    <style:style style:name="P38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9" style:family="paragraph" style:parent-style-name="Text_20_body">
      <style:text-properties fo:font-variant="normal" fo:text-transform="none" fo:color="#b8b8b8" fo:letter-spacing="normal" officeooo:paragraph-rsid="00247c71"/>
    </style:style>
    <style:style style:name="P40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1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2" style:family="paragraph" style:parent-style-name="Text_20_body">
      <style:text-properties officeooo:rsid="002eac35" officeooo:paragraph-rsid="002eac35"/>
    </style:style>
    <style:style style:name="P43" style:family="paragraph" style:parent-style-name="Text_20_body">
      <style:text-properties officeooo:rsid="0034d4fd" officeooo:paragraph-rsid="0034d4fd"/>
    </style:style>
    <style:style style:name="P44" style:family="paragraph" style:parent-style-name="Text_20_body">
      <style:text-properties officeooo:rsid="00386c71" officeooo:paragraph-rsid="00386c71"/>
    </style:style>
    <style:style style:name="P45" style:family="paragraph" style:parent-style-name="Text_20_body">
      <style:text-properties officeooo:rsid="003d3398" officeooo:paragraph-rsid="003d3398"/>
    </style:style>
    <style:style style:name="P46" style:family="paragraph" style:parent-style-name="Text_20_body">
      <style:text-properties officeooo:rsid="0043097e" officeooo:paragraph-rsid="0043097e"/>
    </style:style>
    <style:style style:name="P47" style:family="paragraph" style:parent-style-name="Text_20_body">
      <style:text-properties officeooo:rsid="0043097e" officeooo:paragraph-rsid="004eceba"/>
    </style:style>
    <style:style style:name="P48" style:family="paragraph" style:parent-style-name="Text_20_body">
      <style:text-properties officeooo:rsid="0043097e" officeooo:paragraph-rsid="004f8385"/>
    </style:style>
    <style:style style:name="P49" style:family="paragraph" style:parent-style-name="Text_20_body">
      <style:text-properties officeooo:rsid="00463660" officeooo:paragraph-rsid="00463660"/>
    </style:style>
    <style:style style:name="P50" style:family="paragraph" style:parent-style-name="Text_20_body">
      <style:text-properties officeooo:rsid="0046e4c3" officeooo:paragraph-rsid="0046e4c3"/>
    </style:style>
    <style:style style:name="P51" style:family="paragraph" style:parent-style-name="Text_20_body">
      <style:text-properties officeooo:rsid="004eceba" officeooo:paragraph-rsid="004eceba"/>
    </style:style>
    <style:style style:name="P52" style:family="paragraph" style:parent-style-name="Text_20_body">
      <style:text-properties officeooo:rsid="004eceba" officeooo:paragraph-rsid="00554481"/>
    </style:style>
    <style:style style:name="P53" style:family="paragraph" style:parent-style-name="Text_20_body">
      <style:text-properties officeooo:rsid="004f8385" officeooo:paragraph-rsid="004f8385"/>
    </style:style>
    <style:style style:name="P54" style:family="paragraph" style:parent-style-name="Text_20_body">
      <style:text-properties officeooo:rsid="005285fb" officeooo:paragraph-rsid="005285fb"/>
    </style:style>
    <style:style style:name="P55" style:family="paragraph" style:parent-style-name="Text_20_body">
      <style:text-properties officeooo:rsid="0054358d" officeooo:paragraph-rsid="0054358d"/>
    </style:style>
    <style:style style:name="P56" style:family="paragraph" style:parent-style-name="Text_20_body">
      <style:text-properties officeooo:rsid="00554481" officeooo:paragraph-rsid="00554481"/>
    </style:style>
    <style:style style:name="P57" style:family="paragraph" style:parent-style-name="Text_20_body">
      <style:text-properties officeooo:rsid="0055f360" officeooo:paragraph-rsid="0055f360"/>
    </style:style>
    <style:style style:name="P58" style:family="paragraph" style:parent-style-name="Text_20_body">
      <style:text-properties officeooo:rsid="0057b064" officeooo:paragraph-rsid="0057b064"/>
    </style:style>
    <style:style style:name="P59" style:family="paragraph" style:parent-style-name="Text_20_body">
      <style:text-properties officeooo:rsid="00581051" officeooo:paragraph-rsid="00581051"/>
    </style:style>
    <style:style style:name="P60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1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2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3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4" style:family="paragraph" style:parent-style-name="Text_20_body">
      <style:text-properties officeooo:rsid="005de757" officeooo:paragraph-rsid="005de757"/>
    </style:style>
    <style:style style:name="P65" style:family="paragraph" style:parent-style-name="Text_20_body">
      <style:text-properties officeooo:rsid="005fbd41" officeooo:paragraph-rsid="005fbd41"/>
    </style:style>
    <style:style style:name="P66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7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8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9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0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1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2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3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4" style:family="paragraph" style:parent-style-name="Text_20_body">
      <style:text-properties officeooo:rsid="0067410f" officeooo:paragraph-rsid="0067410f"/>
    </style:style>
    <style:style style:name="P75" style:family="paragraph" style:parent-style-name="Text_20_body">
      <style:text-properties officeooo:rsid="004d7e39" officeooo:paragraph-rsid="004d7e39"/>
    </style:style>
    <style:style style:name="P76" style:family="paragraph" style:parent-style-name="Text_20_body">
      <style:text-properties officeooo:rsid="00685818" officeooo:paragraph-rsid="00685818"/>
    </style:style>
    <style:style style:name="P77" style:family="paragraph" style:parent-style-name="Text_20_body">
      <style:text-properties officeooo:rsid="006c8cbd" officeooo:paragraph-rsid="006c8cbd"/>
    </style:style>
    <style:style style:name="P78" style:family="paragraph" style:parent-style-name="Text_20_body">
      <style:text-properties officeooo:paragraph-rsid="007553ce"/>
    </style:style>
    <style:style style:name="P79" style:family="paragraph" style:parent-style-name="Text_20_body">
      <style:text-properties officeooo:rsid="00785f95" officeooo:paragraph-rsid="00785f95"/>
    </style:style>
    <style:style style:name="P80" style:family="paragraph" style:parent-style-name="Text_20_body">
      <style:text-properties officeooo:rsid="007870ff" officeooo:paragraph-rsid="007870ff"/>
    </style:style>
    <style:style style:name="P81" style:family="paragraph" style:parent-style-name="Text_20_body">
      <style:text-properties officeooo:rsid="0079bf75" officeooo:paragraph-rsid="007ba8aa"/>
    </style:style>
    <style:style style:name="P82" style:family="paragraph" style:parent-style-name="Text_20_body">
      <style:text-properties officeooo:rsid="007ba8aa" officeooo:paragraph-rsid="007ba8aa"/>
    </style:style>
    <style:style style:name="P83" style:family="paragraph" style:parent-style-name="Text_20_body">
      <style:text-properties officeooo:rsid="007d5aeb" officeooo:paragraph-rsid="007d5aeb"/>
    </style:style>
    <style:style style:name="P84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86" style:family="paragraph" style:parent-style-name="Text_20_body" style:list-style-name="L2">
      <style:text-properties officeooo:rsid="00120d45" officeooo:paragraph-rsid="00120d45"/>
    </style:style>
    <style:style style:name="P87" style:family="paragraph" style:parent-style-name="Text_20_body" style:list-style-name="L2">
      <style:text-properties officeooo:rsid="00120d45" officeooo:paragraph-rsid="00174d46"/>
    </style:style>
    <style:style style:name="P88" style:family="paragraph" style:parent-style-name="Text_20_body" style:list-style-name="L2">
      <style:text-properties officeooo:rsid="00120d45" officeooo:paragraph-rsid="00218995"/>
    </style:style>
    <style:style style:name="P89" style:family="paragraph" style:parent-style-name="Text_20_body" style:list-style-name="L2">
      <style:text-properties officeooo:rsid="001944f8" officeooo:paragraph-rsid="00218995"/>
    </style:style>
    <style:style style:name="P90" style:family="paragraph" style:parent-style-name="Text_20_body" style:list-style-name="L2">
      <style:text-properties officeooo:rsid="001944f8" officeooo:paragraph-rsid="00220511"/>
    </style:style>
    <style:style style:name="P91" style:family="paragraph" style:parent-style-name="Text_20_body" style:list-style-name="L3">
      <style:text-properties officeooo:rsid="0068ff67" officeooo:paragraph-rsid="0068ff67"/>
    </style:style>
    <style:style style:name="P92" style:family="paragraph" style:parent-style-name="Heading_20_1">
      <style:text-properties officeooo:rsid="001072a8" officeooo:paragraph-rsid="001072a8"/>
    </style:style>
    <style:style style:name="P93" style:family="paragraph" style:parent-style-name="Heading_20_1">
      <style:text-properties officeooo:rsid="002eac35" officeooo:paragraph-rsid="002eac35"/>
    </style:style>
    <style:style style:name="P94" style:family="paragraph" style:parent-style-name="Heading_20_1">
      <style:text-properties officeooo:rsid="007553ce" officeooo:paragraph-rsid="007553ce"/>
    </style:style>
    <style:style style:name="P95" style:family="paragraph" style:parent-style-name="Heading_20_1">
      <style:text-properties officeooo:rsid="00463660" officeooo:paragraph-rsid="00463660"/>
    </style:style>
    <style:style style:name="P96" style:family="paragraph" style:parent-style-name="Heading_20_3">
      <style:text-properties officeooo:rsid="0043097e" officeooo:paragraph-rsid="0043097e"/>
    </style:style>
    <style:style style:name="P97" style:family="paragraph" style:parent-style-name="Heading_20_2">
      <style:text-properties officeooo:rsid="001072a8" officeooo:paragraph-rsid="001072a8"/>
    </style:style>
    <style:style style:name="P98" style:family="paragraph" style:parent-style-name="Heading_20_2">
      <style:text-properties officeooo:rsid="00143af2" officeooo:paragraph-rsid="00143af2"/>
    </style:style>
    <style:style style:name="P99" style:family="paragraph" style:parent-style-name="Heading_20_2">
      <style:text-properties officeooo:rsid="00247c71" officeooo:paragraph-rsid="00247c71"/>
    </style:style>
    <style:style style:name="P100" style:family="paragraph" style:parent-style-name="Heading_20_2">
      <style:text-properties officeooo:rsid="003d3398" officeooo:paragraph-rsid="003d3398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officeooo:rsid="002349a7"/>
    </style:style>
    <style:style style:name="T30" style:family="text">
      <style:text-properties officeooo:rsid="002daa18"/>
    </style:style>
    <style:style style:name="T31" style:family="text">
      <style:text-properties officeooo:rsid="0030a015"/>
    </style:style>
    <style:style style:name="T32" style:family="text">
      <style:text-properties officeooo:rsid="00324290"/>
    </style:style>
    <style:style style:name="T33" style:family="text">
      <style:text-properties officeooo:rsid="0034d4fd"/>
    </style:style>
    <style:style style:name="T34" style:family="text">
      <style:text-properties officeooo:rsid="003e6316"/>
    </style:style>
    <style:style style:name="T35" style:family="text">
      <style:text-properties officeooo:rsid="0045c5d2"/>
    </style:style>
    <style:style style:name="T36" style:family="text">
      <style:text-properties officeooo:rsid="0055f360"/>
    </style:style>
    <style:style style:name="T37" style:family="text">
      <style:text-properties officeooo:rsid="005a9b17"/>
    </style:style>
    <style:style style:name="T38" style:family="text">
      <style:text-properties officeooo:rsid="0057b064"/>
    </style:style>
    <style:style style:name="T39" style:family="text">
      <style:text-properties fo:background-color="#ff6600" loext:char-shading-value="0"/>
    </style:style>
    <style:style style:name="T40" style:family="text">
      <style:text-properties officeooo:rsid="00679341" fo:background-color="#ff6600" loext:char-shading-value="0"/>
    </style:style>
    <style:style style:name="T41" style:family="text">
      <style:text-properties officeooo:rsid="004eceba"/>
    </style:style>
    <style:style style:name="T42" style:family="text">
      <style:text-properties officeooo:rsid="006d147a"/>
    </style:style>
    <style:style style:name="T43" style:family="text">
      <style:text-properties officeooo:rsid="006e5b13"/>
    </style:style>
    <style:style style:name="T44" style:family="text">
      <style:text-properties officeooo:rsid="0074d192"/>
    </style:style>
    <style:style style:name="T45" style:family="text">
      <style:text-properties officeooo:rsid="007553ce"/>
    </style:style>
    <style:style style:name="T46" style:family="text">
      <style:text-properties officeooo:rsid="00768e69"/>
    </style:style>
    <style:style style:name="T47" style:family="text">
      <style:text-properties fo:color="#242729" style:font-name="Consolas1" fo:font-style="italic" style:font-style-asian="italic" style:font-style-complex="italic"/>
    </style:style>
    <style:style style:name="T48" style:family="text">
      <style:text-properties officeooo:rsid="007ba8aa"/>
    </style:style>
    <style:style style:name="T49" style:family="text">
      <style:text-properties officeooo:rsid="007f4ca3"/>
    </style:style>
    <style:style style:name="T50" style:family="text">
      <style:text-properties officeooo:rsid="0081e33b"/>
    </style:style>
    <style:style style:name="T51" style:family="text">
      <style:text-properties officeooo:rsid="0084690d"/>
    </style:style>
    <style:style style:name="T52" style:family="text">
      <style:text-properties officeooo:rsid="002891a6"/>
    </style:style>
    <style:style style:name="T53" style:family="text">
      <style:text-properties officeooo:rsid="0085fd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29">f</text:span>ana config</text:p>
      <text:p text:style-name="P15">- Security and authorisation <text:span text:style-name="T31">(Influx, Pi, Grafana)</text:span></text:p>
      <text:p text:style-name="P11">- DB backup <text:span text:style-name="T3">(http://jheyman.github.io/blog/pages/InfluxDB/)</text:span></text:p>
      <text:p text:style-name="P19">- Startup Influx, <text:span text:style-name="T52">Grafana</text:span> <text:span text:style-name="T24">and python-solar </text:span>at switchon</text:p>
      <text:p text:style-name="P21">- <text:span text:style-name="T27">Log </text:span><text:span text:style-name="T28">rotating </text:span><text:span text:style-name="T27">to text file</text:span></text:p>
      <text:p text:style-name="P21">- Webserver/<text:span text:style-name="T25">VNC</text:span> to get remote access –<text:span text:style-name="T49"> Remote.it configuration</text:span></text:p>
      <text:p text:style-name="P16">- Add controls? <text:span text:style-name="T30">Pyform? PyQt?</text:span></text:p>
      <text:p text:style-name="P22">- Montly aggregation report email/<text:span text:style-name="T35">export</text:span>. <text:span text:style-name="T32">Skedler or alternative?</text:span></text:p>
      <text:p text:style-name="P22">- <text:span text:style-name="T27">Alerts</text:span></text:p>
      <text:p text:style-name="P23">- <text:span text:style-name="T27">Grafana dashboard backup</text:span></text:p>
      <text:p text:style-name="P24">- <text:span text:style-name="T39">Display KW/h for period </text:span><text:span text:style-name="T40">- $__from and $__to variables will only be available in version 6...</text:span></text:p>
      <text:p text:style-name="P25">- Serve via <text:span text:style-name="T49">nginx</text:span> <text:span text:style-name="T44">and gunicorn</text:span></text:p>
      <text:p text:style-name="P25">- Expose grafana and <text:span text:style-name="T44">gunicorn</text:span> securely <text:span text:style-name="T49">via SSL</text:span></text:p>
      <text:p text:style-name="P26">- Controls via Django frontend</text:p>
      <text:p text:style-name="P18">- DB data to <text:span text:style-name="T50">Postgres </text:span>Grafana</text:p>
      <text:p text:style-name="P17">- Embed Grafana as iFrame in Django</text:p>
      <text:p text:style-name="P20">- Single signon from Django to Grafana</text:p>
      <text:p text:style-name="P27">- <text:span text:style-name="T51">Check errors and display</text:span></text:p>
      <text:p text:style-name="P27">- <text:span text:style-name="T53">Fix time for daily stats to multiply by correct number of hours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1672313457" text:style-name="L1">
        <text:list-item>
          <text:p text:style-name="P84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8"><text:span text:style-name="Source_20_Text"><text:span text:style-name="T5">wget https://dl.influxdata.com/influxdb/releases/influxdb-1.7.3_linux_armhf.tar.gz</text:span></text:span></text:p>
      <text:p text:style-name="P28"><text:span text:style-name="Source_20_Text"><text:span text:style-name="T5">tar xvfz influxdb-1.7.3_linux_armhf.tar.gz</text:span></text:span></text:p>
      <text:p text:style-name="P28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9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2" text:outline-level="1"><text:soft-page-break/>Queries – Influx</text:h>
      <text:h text:style-name="P97" text:outline-level="2">System mode</text:h>
      <text:list xml:id="list1589904225" text:style-name="L2">
        <text:list-item>
          <text:p text:style-name="P86">influx </text:p>
        </text:list-item>
        <text:list-item>
          <text:p text:style-name="P86">use solardb</text:p>
        </text:list-item>
        <text:list-item>
          <text:p text:style-name="P86">select * from system_mode</text:p>
        </text:list-item>
      </text:list>
      <text:h text:style-name="P98" text:outline-level="2">Device status</text:h>
      <text:list xml:id="list215836899044538" text:continue-numbering="true" text:style-name="L2">
        <text:list-item>
          <text:p text:style-name="P87">influx </text:p>
        </text:list-item>
        <text:list-item>
          <text:p text:style-name="P87">use solardb</text:p>
        </text:list-item>
        <text:list-item>
          <text:p text:style-name="P87">select * from system_<text:span text:style-name="T22">status</text:span></text:p>
        </text:list-item>
        <text:list-item>
          <text:p text:style-name="P89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15836800083731" text:continue-numbering="true" text:style-name="L2">
        <text:list-item>
          <text:p text:style-name="P88">influx </text:p>
        </text:list-item>
        <text:list-item>
          <text:p text:style-name="P88">use solardb</text:p>
        </text:list-item>
        <text:list-item>
          <text:p text:style-name="P88">select * from system_<text:span text:style-name="T26">rating</text:span></text:p>
        </text:list-item>
        <text:list-item>
          <text:p text:style-name="P90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6"/>
      <text:h text:style-name="P99" text:outline-level="2">Grafana setup</text:h>
      <text:h text:style-name="P99" text:outline-level="2">Installation</text:h>
      <text:p text:style-name="P37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7"><text:span text:style-name="T10">sudo dpkg</text:span><text:span text:style-name="T12"> </text:span><text:span text:style-name="T11">-i grafana_5.4.3_armhf.deb</text:span><text:span text:style-name="T12"> </text:span></text:p>
      <text:p text:style-name="P38">Auto start at startup:</text:p>
      <text:p text:style-name="P38"/>
      <text:p text:style-name="P38">Checking it out:</text:p>
      <text:p text:style-name="P38">Browse to localhost:3000, username and password admin/admin</text:p>
      <text:p text:style-name="P39"/>
      <text:h text:style-name="P93" text:outline-level="1"><text:soft-page-break/>Pyform</text:h>
      <text:p text:style-name="P42">After 1 hour I pulled the plug (no response) with it in the pipfile</text:p>
      <text:p text:style-name="P42">Try pip install pyform-web? <text:span text:style-name="T33">Nope</text:span></text:p>
      <text:p text:style-name="P42"/>
      <text:h text:style-name="Heading_20_1" text:outline-level="1"/>
      <text:h text:style-name="Heading_20_1" text:outline-level="1">PyQT</text:h>
      <text:p text:style-name="P43">sudo apt-get install python-qt4</text:p>
      <text:p text:style-name="P43">sudo apt-get install qtcreator</text:p>
      <text:p text:style-name="P30">sudo apt-get install qt4-d</text:p>
      <text:p text:style-name="P31">sudo apt-get install pyqt4-dev-tools</text:p>
      <text:p text:style-name="P43"/>
      <text:h text:style-name="Heading_20_2" text:outline-level="2">Commands to send</text:h>
      <text:p text:style-name="P44">POP – output source priority</text:p>
      <text:p text:style-name="P44">PBCV – battery recharge voltage</text:p>
      <text:p text:style-name="P44">PBDV – battery re-discharge voltage</text:p>
      <text:p text:style-name="P44">PCP – device charger priority</text:p>
      <text:p text:style-name="P44">PSDV – set battery cut-off voltage</text:p>
      <text:p text:style-name="P44">MCHGC – set max charging current?</text:p>
      <text:p text:style-name="P44"/>
      <text:h text:style-name="P100" text:outline-level="2">Convert QT file for python</text:h>
      <text:p text:style-name="P45"><text:span text:style-name="T34">p</text:span>yuic4 </text:p>
      <text:p text:style-name="P74">pyuic4 -o ./ui/python_ui.py ./ui/python-solar.ui </text:p>
      <text:h text:style-name="P96" text:outline-level="3">Hack to get PyQt4 import correct</text:h>
      <text:p text:style-name="P46">export PYTHONPATH=/usr/lib/python3/dist-packages</text:p>
      <text:p text:style-name="P46">(after pipenv shell)</text:p>
      <text:p text:style-name="P46"/>
      <text:h text:style-name="P94" text:outline-level="1">Vue.js</text:h>
      <text:p text:style-name="P32">Followed instructions from: </text:p>
      <text:p text:style-name="P32">https://testdriven.io/blog/developing-a-single-page-app-with-flask-and-vuejs/</text:p>
      <text:p text:style-name="P33"><text:span text:style-name="T45">sudo </text:span>npm install -g <text:a xlink:type="simple" xlink:href="mailto:vue-cli@2.9.3" text:style-name="Internet_20_link" text:visited-style-name="Visited_20_Internet_20_Link">vue-cli@2.9.3</text:a></text:p>
      <text:p text:style-name="P34"><text:soft-page-break/>Didn’t want to work, got “Please try running app as an administrator” errors...</text:p>
      <text:p text:style-name="P35"><text:span text:style-name="T46">Fixed this by: </text:span><text:span text:style-name="T47">sudo chown -R $(whoami) $(npm config get prefix)/{lib/node_modules,bin,share}</text:span></text:p>
      <text:p text:style-name="P78"/>
      <text:p text:style-name="P79">Still didn’t work...</text:p>
      <text:p text:style-name="P79">Started from scratch:</text:p>
      <text:p text:style-name="P79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80">2. Install Node:</text:p>
      <text:p text:style-name="P80">a. curl -sL https://deb.nodesource.com/setup_1<text:span text:style-name="T48">0</text:span>.x | sudo -E bash -</text:p>
      <text:p text:style-name="P80">b. sudo apt install -y nodejs</text:p>
      <text:p text:style-name="P81">nope, still not working... node -v gives command not found error! <text:span text:style-name="T48">(bash: /usr/sbin/node: No such file or directory)</text:span></text:p>
      <text:p text:style-name="P82">c. sudo ln -s /usr/local/bin/node /usr/sbin/node (to get node -v working)</text:p>
      <text:p text:style-name="P83">Then the installation from testdriven.io worked</text:p>
      <text:h text:style-name="P95" text:outline-level="1">Get USB working</text:h>
      <text:p text:style-name="P49">lsusb:</text:p>
      <text:p text:style-name="P49">Bus 001 Device 007: ID 0665:5161 Cypress Semiconductor USB to Serial</text:p>
      <text:p text:style-name="P49"><text:span text:style-name="Source_20_Text"><text:span text:style-name="T14">dmesg | tail</text:span></text:span><text:span text:style-name="T15"> </text:span></text:p>
      <text:p text:style-name="P40">[ 6078.309374] usb 1-1.1.2: USB disconnect, device number 7</text:p>
      <text:p text:style-name="P40">[ 6097.287897] usb 1-1.1.2: new low-speed USB device number 8 using dwc_otg</text:p>
      <text:p text:style-name="P40">[ 6097.456423] usb 1-1.1.2: New USB device found, idVendor=0665, idProduct=5161</text:p>
      <text:p text:style-name="P40">[ 6097.456438] usb 1-1.1.2: New USB device strings: Mfr=3, Product=1, SerialNumber=0</text:p>
      <text:p text:style-name="P40">[ 6097.468788] hid-generic 0003:0665:5161.0005: hiddev97,hidraw2: USB HID v1.11 Device [HID 0665:5161] on usb-3f980000.usb-1.1.2/input0</text:p>
      <text:p text:style-name="P41">NB: didn’t want to work, swith Pi on with connected now seems OK...</text:p>
      <text:p text:style-name="P50">skymax <text:span text:style-name="T37">(with /dev/hidraw0 in config file)</text:span>:</text:p>
      <text:p text:style-name="P75">out directory: sudo ./skymax -d</text:p>
      <text:p text:style-name="P75"/>
      <text:p text:style-name="P76">USB permissions:</text:p>
      <text:p text:style-name="P77">Get vendor ID and Product ID with “lsusb”</text:p>
      <text:list xml:id="list3932587620" text:style-name="L3">
        <text:list-item>
          <text:p text:style-name="P91">sudo geany <text:span text:style-name="Source_20_Text"><text:span text:style-name="T16">/etc/udev/rules.d/99-solar.rules</text:span></text:span></text:p>
        </text:list-item>
        <text:list-item>
          <text:p text:style-name="P91"><text:span text:style-name="Source_20_Text"><text:span text:style-name="T16">SUBSYSTEM=="usb", ATTR{idVendor}=="0665", ATTR{idProduct}=="5161", MODE="666"</text:span></text:span></text:p>
        </text:list-item>
        <text:list-item>
          <text:p text:style-name="P91"><text:soft-page-break/><text:span text:style-name="Source_20_Text"><text:span text:style-name="T16">sudo udevadm trigger</text:span></text:span></text:p>
        </text:list-item>
      </text:list>
      <text:p text:style-name="Text_20_body"><text:line-break/><text:span text:style-name="T41">Python</text:span></text:p>
      <text:p text:style-name="P51">sudo su</text:p>
      <text:p text:style-name="P51">pipenv shell</text:p>
      <text:p text:style-name="P47">export PYTHONPATH=/usr/lib/python3/dist-packages</text:p>
      <text:p text:style-name="P51">python python-solar.py</text:p>
      <text:p text:style-name="P51"/>
      <text:p text:style-name="P53">To get working first time...</text:p>
      <text:p text:style-name="P53">export PYTHONPATH=</text:p>
      <text:p text:style-name="P53">pip install evdev</text:p>
      <text:p text:style-name="P54">pip install influxdb</text:p>
      <text:p text:style-name="P55">pip install schedule</text:p>
      <text:p text:style-name="P48">export PYTHONPATH=/usr/lib/python3/dist-packages</text:p>
      <text:p text:style-name="P52">python python-solar.py</text:p>
      <text:p text:style-name="P52"/>
      <text:p text:style-name="P56">Still not listing /dev/hidraw2 as <text:span text:style-name="T36">input </text:span>device...</text:p>
      <text:p text:style-name="P56"/>
      <text:p text:style-name="P57">Solar plugged in:</text:p>
      <text:p text:style-name="P57">(python-solar) root@raspberrypi:/home/pi/Projects/python-solar# ls -l /dev/hidraw*</text:p>
      <text:p text:style-name="P57">crw------- 1 root root 247, 0 Jan 26 11:17 /dev/hidraw0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8">(python-solar) root@raspberrypi:/home/pi/Projects/python-solar# cat /sys/class/hidraw/hidraw2/device/uevent</text:p>
      <text:p text:style-name="P58">DRIVER=hid-generic</text:p>
      <text:p text:style-name="P58">HID_ID=0003:0000046D:0000C534</text:p>
      <text:p text:style-name="P58">HID_NAME=Logitech USB Receiver</text:p>
      <text:p text:style-name="P58">HID_PHYS=usb-3f980000.usb-1.1.3/input1</text:p>
      <text:p text:style-name="P58">HID_UNIQ=</text:p>
      <text:p text:style-name="P58"><text:soft-page-break/>MODALIAS=hid:b0003g0001v0000046Dp0000C534</text:p>
      <text:p text:style-name="P58">(python-solar) root@raspberrypi:/home/pi/Projects/python-solar# cat /sys/class/hidraw/hidraw0/device/uevent</text:p>
      <text:p text:style-name="P58">DRIVER=hid-generic</text:p>
      <text:p text:style-name="P58">HID_ID=0003:00000665:00005161</text:p>
      <text:p text:style-name="P58">HID_NAME=HID 0665:5161</text:p>
      <text:p text:style-name="P58">HID_PHYS=usb-3f980000.usb-1.2/input0</text:p>
      <text:p text:style-name="P58">HID_UNIQ=</text:p>
      <text:p text:style-name="P58">MODALIAS=hid:b0003g0001v00000665p00005161</text:p>
      <text:p text:style-name="P58">(python-solar) root@raspberrypi:/home/pi/Projects/python-solar# cat /sys/class/hidraw/hidraw1/device/uevent</text:p>
      <text:p text:style-name="P58">DRIVER=hid-generic</text:p>
      <text:p text:style-name="P58">HID_ID=0003:0000046D:0000C534</text:p>
      <text:p text:style-name="P58">HID_NAME=Logitech USB Receiver</text:p>
      <text:p text:style-name="P58">HID_PHYS=usb-3f980000.usb-1.1.3/input0</text:p>
      <text:p text:style-name="P58">HID_UNIQ=</text:p>
      <text:p text:style-name="P58">MODALIAS=hid:b0003g0001v0000046Dp0000C534</text:p>
      <text:p text:style-name="P57"/>
      <text:p text:style-name="P57">Unplugged:</text:p>
      <text:p text:style-name="P57">(python-solar) root@raspberrypi:/home/pi/Projects/python-solar# ls -l /dev/hidraw*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9">(python-solar) root@raspberrypi:/home/pi/Projects/python-solar# cat /sys/class/hidraw/hidraw2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1</text:p>
      <text:p text:style-name="P59">HID_UNIQ=</text:p>
      <text:p text:style-name="P59">MODALIAS=hid:b0003g0001v0000046Dp0000C534</text:p>
      <text:p text:style-name="P59"><text:soft-page-break/>(python-solar) root@raspberrypi:/home/pi/Projects/python-solar# cat /sys/class/hidraw/hidraw1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0</text:p>
      <text:p text:style-name="P59">HID_UNIQ=</text:p>
      <text:p text:style-name="P59">MODALIAS=hid:b0003g0001v0000046Dp0000C534</text:p>
      <text:p text:style-name="P59">(python-solar) root@raspberrypi:/home/pi/Projects/python-solar# cat /sys/class/hidraw/hidraw0/device/uevent</text:p>
      <text:p text:style-name="P59">cat: /sys/class/hidraw/hidraw0/device/uevent: No such file or directory</text:p>
      <text:p text:style-name="P59">(python-solar) root@raspberrypi:/home/pi/Projects/python-solar# </text:p>
      <text:p text:style-name="P59"/>
      <text:p text:style-name="P60">NB – device is hidraw0!!</text:p>
      <text:p text:style-name="P64"><text:span text:style-name="T19">usbdevices</text:span> info for solar:</text:p>
      <text:p text:style-name="P64">T: <text:s/>Bus=01 Lev=02 Prnt=02 Port=01 Cnt=02 Dev#= <text:s/>7 Spd=1.5 MxCh= 0</text:p>
      <text:p text:style-name="P64">D: <text:s/>Ver= 1.10 Cls=00(&gt;ifc ) Sub=00 Prot=00 MxPS= 8 #Cfgs= <text:s/>1</text:p>
      <text:p text:style-name="P64">P: <text:s/>Vendor=0665 ProdID=5161 Rev=00.02</text:p>
      <text:p text:style-name="P64">C: <text:s/>#Ifs= 1 Cfg#= 1 Atr=a0 MxPwr=100mA</text:p>
      <text:p text:style-name="P64">I: <text:s/>If#= 0 Alt= 0 #EPs= 1 Cls=03(HID <text:s/>) Sub=00 Prot=00 Driver=usbhid</text:p>
      <text:p text:style-name="P64"/>
      <text:p text:style-name="P64"/>
      <text:p text:style-name="P65">Keyboard:</text:p>
      <text:p text:style-name="P65">"usb-3f980000.usb-1.1.3/input0"</text:p>
      <text:p text:style-name="P65">Solar: </text:p>
      <text:p text:style-name="P65">“<text:span text:style-name="T38">usb-3f980000.usb-1.2/input0”</text:span></text:p>
      <text:p text:style-name="P65"/>
      <text:p text:style-name="P61"/>
      <text:p text:style-name="P61">PyUSB instead of evdev?</text:p>
      <text:p text:style-name="P66">Decimal VendorID=1637 &amp; ProductID=20833</text:p>
      <text:p text:style-name="P66">Hexadecimal VendorID=0x665 &amp; ProductID=0x5161</text:p>
      <text:p text:style-name="P67"><text:soft-page-break/></text:p>
      <text:p text:style-name="P73">Decimal VendorID=1133 &amp; ProductID=50484</text:p>
      <text:p text:style-name="P73">Hexadecimal VendorID=0x46d &amp; ProductID=0xc534</text:p>
      <text:p text:style-name="P67"/>
      <text:p text:style-name="P73">Decimal VendorID=1060 &amp; ProductID=30720</text:p>
      <text:p text:style-name="P73">Hexadecimal VendorID=0x424 &amp; ProductID=0x7800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7531 &amp; ProductID=2</text:p>
      <text:p text:style-name="P73">Hexadecimal VendorID=0x1d6b &amp; ProductID=0x2</text:p>
      <text:p text:style-name="P67"/>
      <text:p text:style-name="P67">Without:</text:p>
      <text:p text:style-name="P68">Decimal VendorID=1133 &amp; ProductID=50484</text:p>
      <text:p text:style-name="P68">Hexadecimal VendorID=0x46d &amp; ProductID=0xc534</text:p>
      <text:p text:style-name="P68"/>
      <text:p text:style-name="P68">Decimal VendorID=1060 &amp; ProductID=30720</text:p>
      <text:p text:style-name="P68">Hexadecimal VendorID=0x424 &amp; ProductID=0x7800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7531 &amp; ProductID=2</text:p>
      <text:p text:style-name="P68">Hexadecimal VendorID=0x1d6b &amp; ProductID=0x2</text:p>
      <text:p text:style-name="P68"><text:soft-page-break/></text:p>
      <text:p text:style-name="P62">WORKS WITH!!!:</text:p>
      <text:p text:style-name="P69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9"/>
      <text:p text:style-name="P69">Have to run as sudo user though... <text:span text:style-name="T42">(Fixed user permissions ! See other USB section)</text:span></text:p>
      <text:p text:style-name="P69"/>
      <text:p text:style-name="P63"><text:span text:style-name="T45">CRC errors: </text:span>Debugging <text:span text:style-name="T43">16/03/2019</text:span></text:p>
      <text:p text:style-name="P70">** 2019-03-16 11:10:09,615 ERROR: Incorrect CRC for QMOD command b'\xe7\xc9' - b'\xc3\xa7\xc3\x89' [in /home/pi/Projects/python-solar/python-solar.py:144]</text:p>
      <text:p text:style-name="P70"/>
      <text:p text:style-name="P70"/>
      <text:p text:style-name="P70">** 2019-03-16 11:10:10,118 DEBUG: (229.6 50.0 230.1 50.0 0943 0871 018 359 51.30 005 091 0038 0024 066.3 51.44 00000 [in /home/pi/Projects/python-solar/python-solar.py:170]</text:p>
      <text:p text:style-name="P70"/>
      <text:p text:style-name="P70"/>
      <text:p text:style-name="P70">** 2019-03-16 11:10:10,119 ERROR: Incorrect CRC for QPIGS command b'\xcaV' - b'\xc3\x8aV' [in /home/pi/Projects/python-solar/python-solar.py:144]</text:p>
      <text:p text:style-name="P70"/>
      <text:p text:style-name="P71">** 2019-03-16 11:22:22,376 ERROR: Incorrect CRC for QMOD command b'\xe7\xc9' - b'\xc3\xa7\xc3\x89' [in /home/pi/Projects/python-solar/python-solar.py:144]</text:p>
      <text:p text:style-name="P71"/>
      <text:p text:style-name="P71"/>
      <text:p text:style-name="P71"><text:s/>[in /home/pi/Projects/python-solar/python-solar.py:145]</text:p>
      <text:p text:style-name="P72"/>
      <text:p text:style-name="P72"/>
      <text:p text:style-name="P72">** 2019-03-16 11:38:26,295 ERROR: Incorrect CRC for QMOD command b'\xe7\xc9' - b'\xc3\xa7\xc3\x89' [in /home/pi/Projects/python-solar/python-solar.py:145]</text:p>
      <text:p text:style-name="P72"/>
      <text:p text:style-name="P72"/>
      <text:p text:style-name="P72">** 2019-03-16 11:38:26,296 ERROR: Data: b'(B\xc3\xa7\xc3\x89\r' [in /home/pi/Projects/python-solar/python-solar.py:146]</text:p>
      <text:p text:style-name="P72"/>
      <text:p text:style-name="P72"/>
      <text:p text:style-name="P72"><text:soft-page-break/><text:s/>[in /home/pi/Projects/python-solar/python-solar.py:174] 0598 0498 011 362 51.70 012 095 0038 0022 066.3 51.83 00000 00010110 00 00 01171 010#¸</text:p>
      <text:p text:style-name="P72"/>
      <text:p text:style-name="P72"/>
      <text:p text:style-name="P72">** 2019-03-16 11:38:26,798 ERROR: Incorrect CRC for QPIGS command b'\x11\xb8' - b'\x11\xc2\xb8' [in /home/pi/Projects/python-solar/python-solar.py:145]</text:p>
      <text:p text:style-name="P72"/>
      <text:p text:style-name="P72"/>
      <text:p text:style-name="P72">** 2019-03-16 11:38:26,800 ERROR: Data: b'(228.4 49.9 229.9 50.0 0598 0498 011 362 51.70 012 095 0038 0022 066.3 51.83 00000 00010110 00 00 01171 010\x11\xc2\xb8\r' [in /home/pi/Projects/python-solar/python-solar.py:146]</text:p>
      <text:p text:style-name="P72"/>
      <text:p text:style-name="P72"/>
      <text:p text:style-name="P72">** 2019-03-16 11:38:26,802 INFO: Writing to database... [in /home/pi/Projects/python-solar/python-solar.py:324]</text:p>
      <text:p text:style-name="P72"/>
      <text:p text:style-name="P72"/>
      <text:p text:style-name="P72">** 2019-03-16 11:38:26,802 DEBUG: Mode data: ['NAK'] [in /home/pi/Projects/python-solar/python-solar.py:326]</text:p>
      <text:p text:style-name="P72"/>
      <text:p text:style-name="P72"/>
      <text:p text:style-name="P72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26,804 ERROR: Invalid mode NAK [in /home/pi/Projects/python-solar/python-solar.py:222]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<text:soft-page-break/>** 2019-03-16 11:38:37,047 ERROR: Incorrect CRC for QMOD command b'\xe7\xc9' - b'\xc3\xa7\xc3\x89' [in /home/pi/Projects/python-solar/python-solar.py:145]</text:p>
      <text:p text:style-name="P72"/>
      <text:p text:style-name="P72"/>
      <text:p text:style-name="P72">** 2019-03-16 11:38:37,0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08 012 362 51.70 012 095 0038 0022 066.3 51.75 00000 00010110 00 00 01169 010P</text:p>
      <text:p text:style-name="P72"/>
      <text:p text:style-name="P72"/>
      <text:p text:style-name="P72">** 2019-03-16 11:38:37,599 ERROR: Incorrect CRC for QPIGS command b'\x92P' - b'\xc2\x92P' [in /home/pi/Projects/python-solar/python-solar.py:145]</text:p>
      <text:p text:style-name="P72"/>
      <text:p text:style-name="P72"/>
      <text:p text:style-name="P72">** 2019-03-16 11:38:37,601 ERROR: Data: b'(228.3 49.9 230.3 49.9 0621 0508 012 362 51.70 012 095 0038 0022 066.3 51.75 00000 00010110 00 00 01169 010\xc2\x92P\r' [in /home/pi/Projects/python-solar/python-solar.py:146]</text:p>
      <text:p text:style-name="P72"/>
      <text:p text:style-name="P72"/>
      <text:p text:style-name="P72">** 2019-03-16 11:38:37,602 INFO: Writing to database... [in /home/pi/Projects/python-solar/python-solar.py:324]</text:p>
      <text:p text:style-name="P72"/>
      <text:p text:style-name="P72"/>
      <text:p text:style-name="P72">** 2019-03-16 11:38:37,603 DEBUG: Mode data: ['NAK'] [in /home/pi/Projects/python-solar/python-solar.py:326]</text:p>
      <text:p text:style-name="P72"/>
      <text:p text:style-name="P72"/>
      <text:p text:style-name="P72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<text:soft-page-break/>** 2019-03-16 11:38:37,605 ERROR: Invalid mode NAK [in /home/pi/Projects/python-solar/python-solar.py:222]</text:p>
      <text:p text:style-name="P72">^CTraceback (most recent call last):</text:p>
      <text:p text:style-name="P72"><text:s text:c="2"/>File "/usr/lib/python3.5/runpy.py", line 193, in _run_module_as_main</text:p>
      <text:p text:style-name="P72"><text:s text:c="4"/>"__main__", mod_spec)</text:p>
      <text:p text:style-name="P72"><text:s text:c="2"/>File "/usr/lib/python3.5/runpy.py", line 85, in _run_code</text:p>
      <text:p text:style-name="P72"><text:s text:c="4"/>exec(code, run_globals)</text:p>
      <text:p text:style-name="P72"><text:s text:c="2"/>File "/home/pi/Projects/python-solar/python-solar.py", line 515, in &lt;module&gt;</text:p>
      <text:p text:style-name="P72"><text:s text:c="4"/>process_thread.join()</text:p>
      <text:p text:style-name="P72"><text:s text:c="2"/>File "/usr/lib/python3.5/threading.py", line 1054, in join</text:p>
      <text:p text:style-name="P72"><text:s text:c="4"/>self._wait_for_tstate_lock()</text:p>
      <text:p text:style-name="P72"><text:s text:c="2"/>File "/usr/lib/python3.5/threading.py", line 1070, in _wait_for_tstate_lock</text:p>
      <text:p text:style-name="P72"><text:s text:c="4"/>elif lock.acquire(block, timeout):</text:p>
      <text:p text:style-name="P72">KeyboardInterrupt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** 2019-03-16 11:38:47,848 ERROR: Incorrect CRC for QMOD command b'\xe7\xc9' - b'\xc3\xa7\xc3\x89' [in /home/pi/Projects/python-solar/python-solar.py:145]</text:p>
      <text:p text:style-name="P72"/>
      <text:p text:style-name="P72"/>
      <text:p text:style-name="P72">** 2019-03-16 11:38:47,8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11 012 362 51.70 012 095 0038 0022 066.3 51.83 00000 00010110 00 00 01171 010a£</text:p>
      <text:p text:style-name="P72"/>
      <text:p text:style-name="P72"/>
      <text:p text:style-name="P72"><text:soft-page-break/>** 2019-03-16 11:38:48,399 ERROR: Incorrect CRC for QPIGS command b'a\xa3' - b'a\xc2\xa3' [in /home/pi/Projects/python-solar/python-solar.py:145]</text:p>
      <text:p text:style-name="P72"/>
      <text:p text:style-name="P72"/>
      <text:p text:style-name="P72">** 2019-03-16 11:38:48,401 ERROR: Data: b'(228.2 50.0 230.1 49.9 0621 0511 012 362 51.70 012 095 0038 0022 066.3 51.83 00000 00010110 00 00 01171 010a\xc2\xa3\r' [in /home/pi/Projects/python-solar/python-solar.py:146]</text:p>
      <text:p text:style-name="P72"/>
      <text:p text:style-name="P72"/>
      <text:p text:style-name="P72">** 2019-03-16 11:38:48,402 INFO: Writing to database... [in /home/pi/Projects/python-solar/python-solar.py:324]</text:p>
      <text:p text:style-name="P72"/>
      <text:p text:style-name="P72"/>
      <text:p text:style-name="P72">** 2019-03-16 11:38:48,403 DEBUG: Mode data: ['NAK'] [in /home/pi/Projects/python-solar/python-solar.py:326]</text:p>
      <text:p text:style-name="P72"/>
      <text:p text:style-name="P72"/>
      <text:p text:style-name="P72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48,405 ERROR: Invalid mode NAK [in /home/pi/Projects/python-solar/python-solar.py:222]</text:p>
      <text:p text:style-name="P72">^CException ignored in: &lt;module 'threading' from '/usr/lib/python3.5/threading.py'&gt;</text:p>
      <text:p text:style-name="P72">Traceback (most recent call last):</text:p>
      <text:p text:style-name="P72"><text:s text:c="2"/>File "/usr/lib/python3.5/threading.py", line 1288, in _shutdown</text:p>
      <text:p text:style-name="P72"><text:s text:c="4"/>t.join()</text:p>
      <text:p text:style-name="P72"><text:s text:c="2"/>File "/usr/lib/python3.5/threading.py", line 1054, in join</text:p>
      <text:p text:style-name="P72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5-08T21:58:34.635996579</dc:date>
    <meta:editing-duration>P1DT22H59M22S</meta:editing-duration>
    <meta:editing-cycles>114</meta:editing-cycles>
    <meta:generator>LibreOffice/6.0.7.3$Linux_X86_64 LibreOffice_project/00m0$Build-3</meta:generator>
    <meta:document-statistic meta:table-count="0" meta:image-count="0" meta:object-count="0" meta:page-count="13" meta:paragraph-count="270" meta:word-count="1535" meta:character-count="14255" meta:non-whitespace-character-count="12929"/>
  </office:meta>
</office:document-meta>
</file>